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209in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ges:</text:p>
      <text:p text:style-name="Standard">BMI – Location #4 - 2012, 2013, 2014</text:p>
      <text:p text:style-name="Standard">Honda – Location #1 - 2012, 2013, 2014</text:p>
      <text:p text:style-name="Standard">Austin Ventures – Location #3 - 2012, 2013, 2014</text:p>
      <text:p text:style-name="Standard">Zilker Tent – Location #7 - 2012, 2013, 2014</text:p>
      <text:p text:style-name="Standard">Austin Kiddie Limits – Location #8 - 2012, 2013, 2014 (yearly sponsors: HEB, Rosetta Stone, Lifeway)</text:p>
      <text:p text:style-name="P1">Bud Light – Location #6 - 2012, Location #5 2013</text:p>
      <text:p text:style-name="Standard">Samsung Galaxy – Location #6 - 2013, 2014</text:p>
      <text:p text:style-name="Standard">AMD – Location #2 - 2012, 2013</text:p>
      <text:p text:style-name="Standard">Miller Lite – Location #5 - 2014</text:p>
      <text:p text:style-name="Standard">Google Play – Location #5 - 2012</text:p>
      <text:p text:style-name="Standard">BevIntel – 2014</text:p>
      <text:p text:style-name="Standard">RetailMeNot - 2014</text:p>
      <text:p text:style-name="Standard"/>
      <text:p text:style-name="Standard">Sponsors:</text:p>
      <text:p text:style-name="Standard">BMI – 2012, 2013, 2014</text:p>
      <text:p text:style-name="Standard">Honda – 2012, 2013, 2014</text:p>
      <text:p text:style-name="Standard">Austin Ventures – 2012, 2013, 2014</text:p>
      <text:p text:style-name="Standard">Zilker Tent – 2012, 2013, 2014</text:p>
      <text:p text:style-name="Standard">AMD – 2012, 2013</text:p>
      <text:p text:style-name="Standard">Heb – 2012, 2014</text:p>
      <text:p text:style-name="Standard">Lifeway – 2013, 2014</text:p>
      <text:p text:style-name="Standard">Bud Light – 2013, 2014</text:p>
      <text:p text:style-name="Standard">Samsung Galaxy – 2013, 2014</text:p>
      <text:p text:style-name="Standard">Google Play – 2012</text:p>
      <text:p text:style-name="Standard">Rosetta Stone – 2013</text:p>
      <text:p text:style-name="Standard">Miller Lite – 2014</text:p>
      <text:p text:style-name="Standard">BevIntel - 2014</text:p>
      <text:p text:style-name="Standard"/>
      <text:p text:style-name="Standard">Artists:</text:p>
      <text:p text:style-name="Standard">School of rock – Austin Kiddie limits(2012,2013,2014)</text:p>
      <text:p text:style-name="Standard">Asleep at the wheel – AMD stage (2012,2013), Honda stage(2014)</text:p>
      <text:p text:style-name="Standard">Childish Gambino – Google Play stage (2012), Honda stage (2014)</text:p>
      <text:p text:style-name="Standard">Avett Brothers – AMD stage(2012), Honda stage(2014)</text:p>
      <text:p text:style-name="Standard">Kodaline – AMD (2013), Miller Lite Stage(2014)</text:p>
      <text:p text:style-name="Standard">Eminem – Samsung Galaxy (2014)</text:p>
      <text:p text:style-name="Standard">Outkast – Honda stage (2014)</text:p>
      <text:p text:style-name="Standard">Black Keys – Bud Light stage (2012)</text:p>
      <text:p text:style-name="Standard">Jack White – AMD stage (2012)</text:p>
      <text:p text:style-name="Standard">Kendrick Lamar – Honda stage(2013)</text:p>
      <text:p text:style-name="Standard">Muse – Samsung Galaxy(2013)</text:p>
      <text:p text:style-name="Standard">Black Angels – Bud Light(2013)</text:p>
      <text:p text:style-name="Standard">Skrillex – Honda Stage(2014)</text:p>
      <text:p text:style-name="Standard">Beck – Samsung Galaxy(2014)</text:p>
      <text:p text:style-name="Standard">Pearl Jam – Samsung Galaxy(2014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Ridings</meta:initial-creator>
    <meta:creation-date>2014-08-01T17:54:35</meta:creation-date>
    <dc:date>2014-08-01T19:28:36</dc:date>
    <dc:creator>Stephen Ridings</dc:creator>
    <meta:editing-duration>PT1H17M5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43" meta:word-count="248" meta:character-count="1363" meta:non-whitespace-character-count="1158"/>
  </office:meta>
</office:document-meta>
</file>